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7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title">
      <style:graphic-properties draw:fill-color="#ffffff" fo:min-height="1.642cm"/>
    </style:style>
    <style:style style:name="pr8" style:family="presentation" style:parent-style-name="Default-outline1">
      <style:graphic-properties draw:fill-color="#ffffff" fo:min-height="16.253cm"/>
    </style:style>
    <style:style style:name="pr9" style:family="presentation" style:parent-style-name="Default-title">
      <style:graphic-properties draw:fill-color="#ffffff" fo:min-height="2.2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8" style:family="paragraph">
      <style:paragraph-properties fo:margin-left="2.4cm" fo:margin-right="0cm" fo:text-indent="-0.8cm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4.8cm" fo:margin-right="0cm" fo:text-indent="-0.6cm"/>
    </style:style>
    <style:style style:name="P12" style:family="paragraph">
      <style:paragraph-properties fo:margin-left="3.6cm" fo:margin-right="0cm" fo:text-indent="-0.6cm"/>
      <style:text-properties fo:font-size="24pt" style:font-size-asian="24pt" style:font-size-complex="24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18.98cm" svg:y1="3.246cm" svg:x2="18.839cm" svg:y2="20.073cm">
          <text:p text:style-name="P1"><text:line-break/> <text:s text:c="58"/>Network Interface</text:p>
        </draw:line>
        <draw:line draw:style-name="gr1" draw:text-style-name="P1" draw:layer="layout" svg:x1="8.714cm" svg:y1="3.211cm" svg:x2="8.749cm" svg:y2="19.897cm">
          <text:p text:style-name="P1"><text:line-break/> <text:s text:c="52"/>Network <text:s/>Interface</text:p>
        </draw:line>
        <draw:frame presentation:style-name="pr1" draw:text-style-name="P2" draw:layer="layout" svg:width="25.199cm" svg:height="2.756cm" svg:x="1.576cm" svg:y="0.6cm" presentation:class="title" presentation:user-transformed="true">
          <draw:text-box>
            <text:p text:style-name="P2">Watcher Architecture</text:p>
          </draw:text-box>
        </draw:frame>
        <draw:custom-shape draw:style-name="gr2" draw:text-style-name="P3" draw:layer="layout" svg:width="3.704cm" svg:height="3.774cm" svg:x="11.783cm" svg:y="15.804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3" draw:layer="layout" svg:width="4.551cm" svg:height="7.056cm" svg:x="11.149cm" svg:y="5.962cm">
          <text:p text:style-name="P1">watcherd</text:p>
        </draw:rect>
        <draw:rect draw:style-name="gr3" draw:text-style-name="P3" draw:layer="layout" svg:width="5.821cm" svg:height="2.822cm" svg:x="20.498cm" svg:y="10.653cm">
          <text:p text:style-name="P1">GUI<text:line-break/>(Game Engine)</text:p>
        </draw:rect>
        <draw:rect draw:style-name="gr3" draw:text-style-name="P3" draw:layer="layout" svg:width="5.821cm" svg:height="2.646cm" svg:x="20.921cm" svg:y="8.361cm">
          <text:p text:style-name="P1">GUI<text:line-break/>(Watcher Classic)</text:p>
        </draw:rect>
        <draw:rect draw:style-name="gr3" draw:text-style-name="P3" draw:layer="layout" svg:width="5.821cm" svg:height="2.858cm" svg:x="21.167cm" svg:y="5.784cm">
          <text:p text:style-name="P1">GUI<text:line-break/>(Google Earth)</text:p>
        </draw:rect>
        <draw:custom-shape draw:style-name="gr2" draw:text-style-name="P3" draw:layer="layout" svg:width="4.691cm" svg:height="4.057cm" svg:x="15.735cm" svg:y="10.018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0.639cm" svg:y="9.346cm">
          <text:p text:style-name="P1">Test Node <text:line-break/>Daemon</text:p>
        </draw:rect>
        <draw:custom-shape draw:style-name="gr2" draw:text-style-name="P3" draw:layer="layout" svg:width="4.762cm" svg:height="3.14cm" svg:x="6.351cm" svg:y="9.63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0.886cm" svg:y="8.57cm">
          <text:p text:style-name="P1">Test Node <text:line-break/>Daemon</text:p>
        </draw:rect>
        <draw:custom-shape draw:style-name="gr2" draw:text-style-name="P3" draw:layer="layout" svg:width="4.762cm" svg:height="3.14cm" svg:x="6.598cm" svg:y="8.854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1.168cm" svg:y="7.688cm">
          <text:p text:style-name="P1">Test Node <text:line-break/>Daemon</text:p>
        </draw:rect>
        <draw:custom-shape draw:style-name="gr2" draw:text-style-name="P3" draw:layer="layout" svg:width="4.762cm" svg:height="3.14cm" svg:x="6.88cm" svg:y="7.972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058cm" svg:height="3.458cm" svg:x="13.089cm" svg:y="12.841cm">
          <text:p text:style-name="P1">DB API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5.501cm" svg:height="4.057cm" svg:x="15.525cm" svg:y="7.797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6.276cm" svg:height="4.057cm" svg:x="15.455cm" svg:y="5.716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Test node daemon(s)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5">Run on test nodes</text:p>
              </text:list-item>
            </text:list>
            <text:list text:style-name="L3">
              <text:list-item>
                <text:p text:style-name="P5">Can be augmented software</text:p>
              </text:list-item>
            </text:list>
            <text:list text:style-name="L3">
              <text:list-item>
                <text:list>
                  <text:list-item>
                    <text:p text:style-name="P6">Uses feeder API</text:p>
                  </text:list-item>
                </text:list>
              </text:list-item>
            </text:list>
            <text:list text:style-name="L3">
              <text:list-item>
                <text:p text:style-name="P5">Can be stand-alone</text:p>
              </text:list-item>
            </text:list>
            <text:list text:style-name="L3">
              <text:list-item>
                <text:list>
                  <text:list-item>
                    <text:p text:style-name="P6">Scrip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mpiled</text:p>
                  </text:list-item>
                </text:list>
              </text:list-item>
            </text:list>
            <text:list text:style-name="L3">
              <text:list-item>
                <text:p text:style-name="P5">Much like the watcher daemons are toda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Feeder API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3">
              <text:list-item>
                <text:p text:style-name="P7"><text:span text:style-name="T1">Test nodes give graphic primitives to watcherd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Is test-node-to-watcherd channel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">Messages are the same as current API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Draw edge, draw label, modify node representation, etc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">Add watcherd-to-testnode channel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Not used for anything y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May be used to control test nodes with watcher or have watcher request info from node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Implementation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ould be nice to offer different interfaces: C++, python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 text:style-name="P2">watcherd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3">
              <text:list-item>
                <text:p text:style-name="P7"><text:span text:style-name="T1">Runs on control node</text:span></text:p>
              </text:list-item>
            </text:list>
            <text:list text:style-name="L3">
              <text:list-item>
                <text:p text:style-name="P7"><text:span text:style-name="T1">Two interfaces one facing test nodes, one facing GUI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Feeder API gives graphic primitiv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Watcherd API sends packaged info to G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">Send time-ordered info to GU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">Series of information in forward, reverse, et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1">Writes all info to DB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Uses SQL/DB implementation to sort info by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1.737cm" svg:x="1.541cm" svg:y="1.012cm" presentation:class="title" presentation:user-transformed="true">
          <draw:text-box>
            <text:p text:style-name="P2">DB API</text:p>
          </draw:text-box>
        </draw:frame>
        <draw:frame presentation:style-name="pr8" draw:text-style-name="P5" draw:layer="layout" svg:width="25.199cm" svg:height="17.037cm" svg:x="1.365cm" svg:y="3.15cm" presentation:class="outline" presentation:user-transformed="true">
          <draw:text-box>
            <text:list text:style-name="L3">
              <text:list-item>
                <text:p text:style-name="P5">At minimum, saves all packets</text:p>
              </text:list-item>
            </text:list>
            <text:list text:style-name="L3">
              <text:list-item>
                <text:list>
                  <text:list-item>
                    <text:p text:style-name="P6">Maybe other things if it occurs to us during development</text:p>
                  </text:list-item>
                </text:list>
              </text:list-item>
            </text:list>
            <text:list text:style-name="L3">
              <text:list-item>
                <text:p text:style-name="P5">watcherd can save packets to DB</text:p>
              </text:list-item>
            </text:list>
            <text:list text:style-name="L3">
              <text:list-item>
                <text:list>
                  <text:list-item>
                    <text:p text:style-name="P6">Insert packet into DB, indexed by timestamp, sender, message type</text:p>
                  </text:list-item>
                </text:list>
              </text:list-item>
            </text:list>
            <text:list text:style-name="L3">
              <text:list-item>
                <text:p text:style-name="P5">watcherd requests packets by time</text:p>
              </text:list-item>
            </text:list>
            <text:list text:style-name="L3">
              <text:list-item>
                <text:list>
                  <text:list-item>
                    <text:p text:style-name="P6">“Give me last 2 minutes of packets in reverse chronological order”</text:p>
                  </text:list-item>
                </text:list>
              </text:list-item>
            </text:list>
            <text:list text:style-name="L3">
              <text:list-item>
                <text:p text:style-name="P5">Probably use sqlite for DB implementation</text:p>
              </text:list-item>
            </text:list>
            <text:list text:style-name="L3">
              <text:list-item>
                <text:list>
                  <text:list-item>
                    <text:p text:style-name="P6">Self contained, “DB in a file”, easy setup, easy to send DBs to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watcherd API</text:p>
          </draw:text-box>
        </draw:frame>
        <draw:frame presentation:style-name="pr4" draw:layer="layout" svg:width="25.199cm" svg:height="14.323cm" svg:x="1.4cm" svg:y="4.914cm" presentation:class="outline" presentation:user-transformed="true">
          <draw:text-box>
            <text:list text:style-name="L3">
              <text:list-item>
                <text:p text:style-name="P5">(At least) packets ordered by time</text:p>
              </text:list-item>
            </text:list>
            <text:list text:style-name="L3">
              <text:list-item>
                <text:list>
                  <text:list-item>
                    <text:p text:style-name="P6">“start current stream of packets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“start last two minutes of packets in reverse receive order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“start last two minutes of packets in reverse receive order in double time”</text:p>
                  </text:list-item>
                </text:list>
              </text:list-item>
            </text:list>
            <text:list text:style-name="L3">
              <text:list-item>
                <text:p text:style-name="P5">May have “smarter” API as well</text:p>
              </text:list-item>
            </text:list>
            <text:list text:style-name="L3">
              <text:list-item>
                <text:list>
                  <text:list-item>
                    <text:p text:style-name="P6">“Give me total network topology at time t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“Give me list of nodes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“Give me list of nodes ordered by bandwidth usag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9cm" svg:height="2.242cm" svg:x="1.47cm" svg:y="0.777cm" presentation:class="title" presentation:user-transformed="true">
          <draw:text-box>
            <text:p text:style-name="P2">watcherd API (con't)</text:p>
          </draw:text-box>
        </draw:frame>
        <draw:frame presentation:style-name="pr4" draw:text-style-name="P9" draw:layer="layout" svg:width="25.199cm" svg:height="14.929cm" svg:x="1.224cm" svg:y="4.033cm" presentation:class="outline" presentation:user-transformed="true">
          <draw:text-box>
            <text:list text:style-name="L3">
              <text:list-item>
                <text:p text:style-name="P7"><text:span text:style-name="T1">Connect to / disconnect from watcherd instanc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New watcherd=watcherd.Connect(address, port, ...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">Packet stream handl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Start/Stop/Pause packet stream at time t, in direction d, at rate 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">New stream=watcherd.createPacketStream(t, d, r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">stream.Start(); stream.Stop(); stream.Pause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">stream.changeRate(r); stream.changeDirection(d); 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1">Packet contents API – a “smart” API – added to as needed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Get current topology: topo=watcherd.getTopology(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Get nodes sorted by metric: nodeList=watcherd.getNodes(maxBandwidt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GUI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5">Different GUIs use same watcherd API</text:p>
              </text:list-item>
            </text:list>
            <text:list text:style-name="L3">
              <text:list-item>
                <text:list>
                  <text:list-item>
                    <text:p text:style-name="P6">Google Earth, Game Engine, whatever</text:p>
                  </text:list-item>
                </text:list>
              </text:list-item>
            </text:list>
            <text:list text:style-name="L3">
              <text:list-item>
                <text:p text:style-name="P5">Request packets from watcherd sorted by time</text:p>
              </text:list-item>
            </text:list>
            <text:list text:style-name="L3">
              <text:list-item>
                <text:p text:style-name="P5">Implement features using “native” platform</text:p>
              </text:list-item>
            </text:list>
            <text:list text:style-name="L3">
              <text:list-item>
                <text:list>
                  <text:list-item>
                    <text:p text:style-name="P6">Google Earth uses KML files and KML defini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Game Engine uses OpenGL, GE prima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Not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5">Decoupling of direct packet receive from GUI allows </text:p>
              </text:list-item>
            </text:list>
            <text:list text:style-name="L3">
              <text:list-item>
                <text:list>
                  <text:list-item>
                    <text:p text:style-name="P6">Easier “TiVO mode”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Easier playback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ay be used as general packet capture mechanis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ultiple GUI instances at o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ultiple GUI implementations at o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Game Engine, Google Earth, etc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eace on earth, goodwill toward 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Tasks: test node daem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5">Update as needed to use new feeder API and new transport</text:p>
              </text:list-item>
            </text:list>
            <text:list text:style-name="L3">
              <text:list-item>
                <text:p text:style-name="P5">(Wrote hierarchyAPI to feederAPI daemon already, so can run old daemons with new syste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Tasks: feeder API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5">Write API</text:p>
              </text:list-item>
            </text:list>
            <text:list text:style-name="L3">
              <text:list-item>
                <text:list>
                  <text:list-item>
                    <text:p text:style-name="P6">Just about done</text:p>
                  </text:list-item>
                </text:list>
              </text:list-item>
            </text:list>
            <text:list text:style-name="L3">
              <text:list-item>
                <text:p text:style-name="P5">Write hiearchyDaemon to feeder API daemon</text:p>
              </text:list-item>
            </text:list>
            <text:list text:style-name="L3">
              <text:list-item>
                <text:list>
                  <text:list-item>
                    <text:p text:style-name="P6">(intercepts old style messages on hiearchyAPI and converts them to new messages send over new transpor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Tasks: watcherd</text:p>
          </draw:text-box>
        </draw:frame>
        <draw:frame presentation:style-name="pr4" draw:layer="layout" svg:width="25.199cm" svg:height="13.721cm" svg:x="1.4cm" svg:y="4.914cm" presentation:class="outline" presentation:user-transformed="true">
          <draw:text-box>
            <text:list text:style-name="L3">
              <text:list-item>
                <text:p text:style-name="P5">Server portion of feeder API</text:p>
              </text:list-item>
            </text:list>
            <text:list text:style-name="L3">
              <text:list-item>
                <text:list>
                  <text:list-item>
                    <text:p text:style-name="P6">Done</text:p>
                  </text:list-item>
                </text:list>
              </text:list-item>
            </text:list>
            <text:list text:style-name="L3">
              <text:list-item>
                <text:p text:style-name="P5">Use DB API to store feederAPI packets</text:p>
              </text:list-item>
            </text:list>
            <text:list text:style-name="L3">
              <text:list-item>
                <text:list>
                  <text:list-item>
                    <text:p text:style-name="P6">Once API is written, should be quick – a few days</text:p>
                  </text:list-item>
                </text:list>
              </text:list-item>
            </text:list>
            <text:list text:style-name="L3">
              <text:list-item>
                <text:p text:style-name="P5">Implement watcherd API</text:p>
              </text:list-item>
            </text:list>
            <text:list text:style-name="L3">
              <text:list-item>
                <text:list>
                  <text:list-item>
                    <text:p text:style-name="P6">Network code (reuse feeder API code?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acket stream hand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“smart” API hand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Design message forma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Tasks: DB and DB API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5">Design DB schema</text:p>
              </text:list-item>
            </text:list>
            <text:list text:style-name="L3">
              <text:list-item>
                <text:list>
                  <text:list-item>
                    <text:p text:style-name="P6">Should be pretty simple, packet bas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Time stamp, sender address, recv address, message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 few days to do this</text:p>
                  </text:list-item>
                </text:list>
              </text:list-item>
            </text:list>
            <text:list text:style-name="L3">
              <text:list-item>
                <text:p text:style-name="P5">Implement DB API</text:p>
              </text:list-item>
            </text:list>
            <text:list text:style-name="L3">
              <text:list-item>
                <text:list>
                  <text:list-item>
                    <text:p text:style-name="P6">API is pretty simple, so it should not take lo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 week? More of you want testing and documentation. :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Tasks: watcherd API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5">Design API</text:p>
              </text:list-item>
            </text:list>
            <text:list text:style-name="L3">
              <text:list-item>
                <text:list>
                  <text:list-item>
                    <text:p text:style-name="P6">A few days</text:p>
                  </text:list-item>
                </text:list>
              </text:list-item>
            </text:list>
            <text:list text:style-name="L3">
              <text:list-item>
                <text:p text:style-name="P5">Implement API</text:p>
              </text:list-item>
            </text:list>
            <text:list text:style-name="L3">
              <text:list-item>
                <text:list>
                  <text:list-item>
                    <text:p text:style-name="P6">(reuse feeder API?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Tasks: GUI (Google Earth)</text:p>
          </draw:text-box>
        </draw:frame>
        <draw:frame presentation:style-name="pr4" draw:text-style-name="P9" draw:layer="layout" svg:width="25.199cm" svg:height="16.129cm" svg:x="1.612cm" svg:y="3.785cm" presentation:class="outline" presentation:user-transformed="true">
          <draw:text-box>
            <text:list text:style-name="L3">
              <text:list-item>
                <text:p text:style-name="P7"><text:span text:style-name="T1">Learn libkml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Is the KML interface to G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">Create watcher message/KML mapping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Label / Lab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Edge / Li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Modify node rep / load model? (or unsupporte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GPS / update location in K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2 week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">Figure out how to do offline Google Earth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1 week (hopefully it is possible) do this firs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Use watcherd API to receive/parse messag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1 wee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Tasks: GUI (Game Engine)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5">Choose engine to use</text:p>
              </text:list-item>
            </text:list>
            <text:list text:style-name="L3">
              <text:list-item>
                <text:list>
                  <text:list-item>
                    <text:p text:style-name="P6">2 days</text:p>
                  </text:list-item>
                </text:list>
              </text:list-item>
            </text:list>
            <text:list text:style-name="L3">
              <text:list-item>
                <text:p text:style-name="P5">Learn engine API </text:p>
              </text:list-item>
            </text:list>
            <text:list text:style-name="L3">
              <text:list-item>
                <text:list>
                  <text:list-item>
                    <text:p text:style-name="P6">1, 2 weeks</text:p>
                  </text:list-item>
                </text:list>
              </text:list-item>
            </text:list>
            <text:list text:style-name="L3">
              <text:list-item>
                <text:p text:style-name="P5">Implement container world in which nodes live</text:p>
              </text:list-item>
            </text:list>
            <text:list text:style-name="L3">
              <text:list-item>
                <text:list>
                  <text:list-item>
                    <text:p text:style-name="P6">3 weeks (use existing tutorial?)</text:p>
                  </text:list-item>
                </text:list>
              </text:list-item>
            </text:list>
            <text:list text:style-name="L3">
              <text:list-item>
                <text:p text:style-name="P5">Implement watcherd API in Engine</text:p>
              </text:list-item>
            </text:list>
            <text:list text:style-name="L3">
              <text:list-item>
                <text:list>
                  <text:list-item>
                    <text:p text:style-name="P6">3 wee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GUI to watcherd interac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 text:style-name="P5">connection=watcherd.connect(host, port)</text:p>
              </text:list-item>
            </text:list>
            <text:list text:style-name="L3">
              <text:list-item>
                <text:p text:style-name="P5"><text:s/>packetStream=connection.createStream(time, rate, direction)</text:p>
              </text:list-item>
            </text:list>
            <text:list text:style-name="L3">
              <text:list-item>
                <text:p text:style-name="P5">while(not exit from GUI) <text:line-break/><text:tab/><text:tab/>packet=packetStream.getNextPacket();<text:line-break/><text:tab/><text:tab/>handlePacket(packet)</text:p>
              </text:list-item>
            </text:list>
            <text:list text:style-name="L3">
              <text:list-item>
                <text:p text:style-name="P5">if(user changes playback settings)<text:line-break/><text:tab/>rate,time,dir=getNewPlayback();<text:line-break/><text:tab/>packetStream.updateStream(rate,time,di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watcherd to GUI interac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Listen thread</text:p>
              </text:list-item>
            </text:list>
            <text:list text:style-name="L3">
              <text:list-item>
                <text:list>
                  <text:list-item>
                    <text:p text:style-name="P6">connection=watcherd.listen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ewstream=connection.newStreamCallback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treamlist.insert(newstream)</text:p>
                  </text:list-item>
                </text:list>
              </text:list-item>
            </text:list>
            <text:list text:style-name="L3">
              <text:list-item>
                <text:p text:style-name="P5">Packet send thread</text:p>
              </text:list-item>
            </text:list>
            <text:list text:style-name="L3">
              <text:list-item>
                <text:list>
                  <text:list-item>
                    <text:p text:style-name="P6">while(!streamlist.empty())<text:line-break/><text:tab/>s=streamlist.nextStream()<text:line-break/><text:tab/>if(s.packetIsReady())<text:line-break/><text:tab/><text:tab/>s.sendPacket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9-03-17T15:08:04</meta:creation-date>
    <dc:date>2009-03-17T16:50:28</dc:date>
    <meta:editing-cycles>68</meta:editing-cycles>
    <meta:editing-duration>PT1H36M54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